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3175" style:font-weight-asian="normal" style:font-weight-complex="normal"/>
    </style:style>
    <style:style style:name="T1" style:family="text">
      <style:text-properties fo:font-weight="bold" officeooo:rsid="00193175" style:font-weight-asian="bold" style:font-weight-complex="bold"/>
    </style:style>
    <style:style style:name="T2" style:family="text">
      <style:text-properties fo:font-weight="normal" officeooo:rsid="0019317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Enable UART</text:p>
      <text:p text:style-name="Standard">sudo raspi-config</text:p>
      <text:p text:style-name="Standard"/>
      <text:p text:style-name="Standard">Go to Interface Options → Enable Serial Port</text:p>
      <text:p text:style-name="Standard"/>
      <text:p text:style-name="Standard">Disable login shell over serial</text:p>
      <text:p text:style-name="Standard"/>
      <text:p text:style-name="Standard">Enable serial hardware</text:p>
      <text:p text:style-name="Standard">2. Reboot Raspberry Pi</text:p>
      <text:p text:style-name="Standard"/>
      <text:p text:style-name="Standard">sudo reboot</text:p>
      <text:p text:style-name="Standard">3. Install Python Serial package</text:p>
      <text:p text:style-name="Standard"/>
      <text:p text:style-name="Standard">pip install pyserial</text:p>
      <text:p text:style-name="Standard">4. Use this code for execution</text:p>
      <text:p text:style-name="Standard">To check the serial port: <text:s/>Run in terminal:</text:p>
      <text:p text:style-name="Standard"/>
      <text:p text:style-name="Standard">ls -l /dev/serial*</text:p>
      <text:p text:style-name="Standard">dev/serial0 -&gt; ttyAMA0</text:p>
      <text:p text:style-name="Standard">/dev/serial1 -&gt; ttyS0</text:p>
      <text:p text:style-name="Standard">Make sure serial is enabled:</text:p>
      <text:p text:style-name="Standard"/>
      <text:p text:style-name="Standard">grep -i uart /boot/firmware/config.txt</text:p>
      <text:p text:style-name="Standard">You should see something like:</text:p>
      <text:p text:style-name="Standard"/>
      <text:p text:style-name="Standard">enable_uart=1</text:p>
      <text:p text:style-name="Standard"/>
      <text:p text:style-name="Standard"/>
      <text:p text:style-name="Standard">If not, add this line:</text:p>
      <text:p text:style-name="Standard"/>
      <text:p text:style-name="Standard">sudo nano /boot/firmware/config.txt</text:p>
      <text:p text:style-name="Standard"/>
      <text:p text:style-name="Standard"/>
      <text:p text:style-name="Standard">Add:</text:p>
      <text:p text:style-name="Standard"/>
      <text:p text:style-name="Standard">enable_uart=1</text:p>
      <text:p text:style-name="Standard"/>
      <text:p text:style-name="Standard"/>
      <text:p text:style-name="Standard">Save (CTRL+O, Enter) and reboot:</text:p>
      <text:p text:style-name="Standard"/>
      <text:p text:style-name="Standard">sudo reboot<text:line-break/><text:line-break/><text:span text:style-name="T1">BLE CODE:<text:line-break/><text:line-break/></text:span><text:span text:style-name="T2">import serial</text:span></text:p>
      <text:p text:style-name="P1">import time</text:p>
      <text:p text:style-name="P1"/>
      <text:p text:style-name="P1"># Open serial port for HC-05</text:p>
      <text:p text:style-name="P1"># Change /dev/serial0 to /dev/ttyAMA0 or /dev/ttyS0 if needed</text:p>
      <text:p text:style-name="P1"><text:soft-page-break/>uart_channel = serial.Serial("/dev/ttyAMA0", baudrate=9600, timeout=1)</text:p>
      <text:p text:style-name="P1"/>
      <text:p text:style-name="P1">print("Waiting for data from HC-05...")</text:p>
      <text:p text:style-name="P1"/>
      <text:p text:style-name="P1">try:</text:p>
      <text:p text:style-name="P1"><text:s text:c="4"/>while True:</text:p>
      <text:p text:style-name="P1"><text:s text:c="8"/>if uart_channel.in_waiting &gt; 0: <text:s/># Check if data is available</text:p>
      <text:p text:style-name="P1"><text:s text:c="12"/>data = uart_channel.readline().decode('utf-8', errors='ignore').strip()</text:p>
      <text:p text:style-name="P1"><text:s text:c="12"/>if data:</text:p>
      <text:p text:style-name="P1"><text:s text:c="16"/>print("Received:", data)</text:p>
      <text:p text:style-name="P1"><text:s text:c="8"/>time.sleep(0.1) <text:s/># Avoid CPU overuse</text:p>
      <text:p text:style-name="P1">except KeyboardInterrupt:</text:p>
      <text:p text:style-name="P1"><text:s text:c="4"/>print("Exiting...")</text:p>
      <text:p text:style-name="P1">finally:</text:p>
      <text:p text:style-name="P1"><text:s text:c="4"/>uart_channel.close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21:01:50.972098224</meta:creation-date>
    <dc:date>2025-09-21T21:05:14.368124880</dc:date>
    <meta:editing-duration>PT3M24S</meta:editing-duration>
    <meta:editing-cycles>1</meta:editing-cycles>
    <meta:document-statistic meta:table-count="0" meta:image-count="0" meta:object-count="0" meta:page-count="2" meta:paragraph-count="40" meta:word-count="152" meta:character-count="1162" meta:non-whitespace-character-count="977"/>
    <meta:generator>LibreOffice/25.2.6.2$Linux_X86_64 LibreOffice_project/520$Build-2</meta:generator>
  </office:meta>
</office:document-meta>
</file>